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22"/>
        <table:table-column table:style-name="co11" table:default-cell-style-name="ce123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12" table:default-cell-style-name="ce251"/>
        <table:table-column table:style-name="co23" table:default-cell-style-name="ce251"/>
        <table:table-column table:style-name="co24" table:default-cell-style-name="ce250"/>
        <table:table-column table:style-name="co25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default-cell-style-name="ce251"/>
        <table:table-column table:style-name="co28" table:default-cell-style-name="ce251"/>
        <table:table-column table:style-name="co29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340"/>
          <table:table-cell table:style-name="ce130"/>
          <table:table-cell table:style-name="ce343"/>
          <table:table-cell table:style-name="ce294"/>
          <table:table-cell table:style-name="ce276"/>
          <table:table-cell table:style-name="ce292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340" office:value-type="string" calcext:value-type="string">
            <text:p>(b)</text:p>
          </table:table-cell>
          <table:table-cell table:style-name="ce130" office:value-type="string" calcext:value-type="string">
            <text:p>(c) </text:p>
          </table:table-cell>
          <table:table-cell table:style-name="ce340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346"/>
          <table:table-cell table:style-name="ce346"/>
          <table:table-cell table:style-name="ce268" office:value-type="string" calcext:value-type="string">
            <text:p>(h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341" office:value-type="string" calcext:value-type="string">
            <text:p>Date acquired</text:p>
          </table:table-cell>
          <table:table-cell table:style-name="ce233" office:value-type="string" calcext:value-type="string">
            <text:p>Date sold or disposed of</text:p>
          </table:table-cell>
          <table:table-cell table:style-name="ce344" office:value-type="string" calcext:value-type="string">
            <text:p>Proceeds (sales price)</text:p>
          </table:table-cell>
          <table:table-cell table:style-name="ce287" office:value-type="string" calcext:value-type="string">
            <text:p>Cost or other basis.</text:p>
          </table:table-cell>
          <table:table-cell table:style-name="ce343" office:value-type="string" calcext:value-type="string">
            <text:p>(f)</text:p>
          </table:table-cell>
          <table:table-cell table:style-name="ce347" office:value-type="string" calcext:value-type="string">
            <text:p>(g)</text:p>
          </table:table-cell>
          <table:table-cell table:style-name="ce269" office:value-type="string" calcext:value-type="string">
            <text:p>Gain or (loss) </text:p>
          </table:table-cell>
          <table:table-cell table:style-name="ce305" office:value-type="string" calcext:value-type="string">
            <text:p>Transaction</text:p>
          </table:table-cell>
          <table:table-cell table:style-name="ce348" office:value-type="string" calcext:value-type="string">
            <text:p>Acquired lot fraction</text:p>
          </table:table-cell>
          <table:table-cell table:style-name="ce326" office:value-type="string" calcext:value-type="string">
            <text:p>Sol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sold or disposed of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342" office:value-type="string" calcext:value-type="string">
            <text:p>(Mo., day, yr.)</text:p>
          </table:table-cell>
          <table:table-cell table:style-name="ce236" office:value-type="string" calcext:value-type="string">
            <text:p>(Mo., day, yr.)</text:p>
          </table:table-cell>
          <table:table-cell table:style-name="ce345"/>
          <table:table-cell table:style-name="ce288"/>
          <table:table-cell table:style-name="ce345"/>
          <table:table-cell table:style-name="ce288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49"/>
          <table:table-cell table:style-name="ce327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1/11/2019</text:p>
          </table:table-cell>
          <table:table-cell table:style-name="taxable_event_note_border_fiat" office:value="10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00000000 of 3.00000000 B4</text:p>
          </table:table-cell>
          <table:table-cell table:style-name="taxable_event_note_border_default" office:value-type="string">
            <text:p>1/1: 1.00000000 of 1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1-11 11:15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11/2019</text:p>
          </table:table-cell>
          <table:table-cell table:style-name="taxable_event_note_fiat" office:value="11000.0" office:value-type="float"/>
          <table:table-cell table:style-name="acquired_lot_note_fiat" office:value="37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4: 1.00000000 of 3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11 19:58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2160.0" office:value-type="float"/>
          <table:table-cell table:style-name="acquired_lot_note_fiat" office:value="66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8000000 of 3.00000000 B4</text:p>
          </table:table-cell>
          <table:table-cell table:style-name="taxable_event_note_default" office:value-type="string">
            <text:p>1/2: 0.18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11 07:10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9840.0" office:value-type="float"/>
          <table:table-cell table:style-name="acquired_lot_note_fiat" office:value="98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2000000 of 1.00000000 B4</text:p>
          </table:table-cell>
          <table:table-cell table:style-name="taxable_event_note_default" office:value-type="string">
            <text:p>2/2: 0.82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2340.0" office:value-type="float"/>
          <table:table-cell table:style-name="acquired_lot_note_fiat" office:value="2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8000000 of 1.00000000 B4</text:p>
          </table:table-cell>
          <table:table-cell table:style-name="taxable_event_note_default" office:value-type="string">
            <text:p>1/2: 0.18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0660.0" office:value-type="float"/>
          <table:table-cell table:style-name="acquired_lot_note_fiat" office:value="106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2000000 of 1.00000000 B4</text:p>
          </table:table-cell>
          <table:table-cell table:style-name="taxable_event_note_default" office:value-type="string">
            <text:p>2/2: 0.82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20.0" office:value-type="float"/>
          <table:table-cell table:style-name="acquired_lot_note_fiat" office:value="23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8000000 of 1.00000000 B4</text:p>
          </table:table-cell>
          <table:table-cell table:style-name="taxable_event_note_default" office:value-type="string">
            <text:p>1/2: 0.18000000 of 1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5:31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83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1620.0" office:value-type="float"/>
          <table:table-cell table:style-name="acquired_lot_note_fiat" office:value="11730.66666666666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10.6666666666666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3000000 of 3.00000000 B4</text:p>
          </table:table-cell>
          <table:table-cell table:style-name="taxable_event_note_default" office:value-type="string">
            <text:p>2/2: 0.83000000 of 1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5:31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4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91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1"/>
          <table:table-cell table:style-name="ce241"/>
          <table:table-cell table:style-name="ce260"/>
          <table:table-cell table:style-name="ce241"/>
          <table:table-cell table:style-name="ce260"/>
          <table:table-cell table:style-name="ce260"/>
          <table:table-cell table:style-name="ce282"/>
          <table:table-cell table:style-name="ce282"/>
          <table:table-cell table:style-name="ce260"/>
          <table:table-cell table:style-name="ce307"/>
          <table:table-cell table:style-name="ce316"/>
          <table:table-cell table:style-name="ce307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/>
          <table:table-cell table:style-name="ce24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47"/>
          <table:table-cell table:style-name="ce247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316"/>
          <table:table-cell table:style-name="ce283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9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/>
          <table:table-cell table:style-name="ce285"/>
          <table:table-cell/>
          <table:table-cell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51"/>
        <table:table-column table:style-name="co20" table:default-cell-style-name="ce251"/>
        <table:table-column table:style-name="co21" table:visibility="collapse" table:default-cell-style-name="ce251"/>
        <table:table-column table:style-name="co22" table:default-cell-style-name="ce251"/>
        <table:table-column table:style-name="co12" table:visibility="collapse" table:default-cell-style-name="ce251"/>
        <table:table-column table:style-name="co23" table:visibility="collapse" table:default-cell-style-name="ce251"/>
        <table:table-column table:style-name="co24" table:visibility="collapse" table:default-cell-style-name="ce250"/>
        <table:table-column table:style-name="co25" table:visibility="collapse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visibility="collapse" table:default-cell-style-name="ce251"/>
        <table:table-column table:style-name="co28" table:visibility="collapse" table:default-cell-style-name="ce251"/>
        <table:table-column table:style-name="co29" table:visibility="collapse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126" office:value-type="string" calcext:value-type="string" table:number-columns-spanned="14" table:number-rows-spanned="1">
            <text:p>Crypto Interest</text:p>
          </table:table-cell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covered-table-cell table:style-name="ce302"/>
          <table:covered-table-cell table:style-name="ce311"/>
          <table:covered-table-cell table:style-name="ce311"/>
          <table:covered-table-cell table:style-name="ce311"/>
          <table:covered-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14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covered-table-cell table:style-name="ce302"/>
          <table:covered-table-cell table:style-name="ce311"/>
          <table:covered-table-cell table:style-name="ce311"/>
          <table:covered-table-cell table:style-name="ce311"/>
          <table:covered-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6"/>
          <table:table-cell table:style-name="ce268"/>
          <table:table-cell table:style-name="ce277"/>
          <table:table-cell table:style-name="ce276"/>
          <table:table-cell table:style-name="ce276"/>
          <table:table-cell table:style-name="ce293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256"/>
          <table:table-cell table:style-name="ce268" office:value-type="string" calcext:value-type="string">
            <text:p>(b) </text:p>
          </table:table-cell>
          <table:table-cell table:style-name="ce268"/>
          <table:table-cell table:style-name="ce255"/>
          <table:table-cell table:style-name="ce276"/>
          <table:table-cell table:style-name="ce294"/>
          <table:table-cell table:style-name="ce268" office:value-type="string" calcext:value-type="string">
            <text:p>(c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257"/>
          <table:table-cell table:style-name="ce269" office:value-type="string" calcext:value-type="string">
            <text:p>Date earned</text:p>
          </table:table-cell>
          <table:table-cell table:style-name="ce279"/>
          <table:table-cell table:style-name="ce287"/>
          <table:table-cell table:style-name="ce276"/>
          <table:table-cell table:style-name="ce294"/>
          <table:table-cell table:style-name="ce269" office:value-type="string" calcext:value-type="string">
            <text:p>Gain</text:p>
          </table:table-cell>
          <table:table-cell table:style-name="ce305" office:value-type="string" calcext:value-type="string">
            <text:p>Transaction</text:p>
          </table:table-cell>
          <table:table-cell table:style-name="ce314"/>
          <table:table-cell table:style-name="ce305" office:value-type="string" calcext:value-type="string">
            <text:p>Earne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earned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259"/>
          <table:table-cell table:style-name="ce270" office:value-type="string" calcext:value-type="string">
            <text:p>(Mo., day, yr.)</text:p>
          </table:table-cell>
          <table:table-cell table:style-name="ce280"/>
          <table:table-cell table:style-name="ce288"/>
          <table:table-cell table:style-name="ce288"/>
          <table:table-cell table:style-name="ce295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15"/>
          <table:table-cell table:style-name="ce306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4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91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1"/>
          <table:table-cell table:style-name="ce241"/>
          <table:table-cell table:style-name="ce260"/>
          <table:table-cell table:style-name="ce241"/>
          <table:table-cell table:style-name="ce260"/>
          <table:table-cell table:style-name="ce260"/>
          <table:table-cell table:style-name="ce282"/>
          <table:table-cell table:style-name="ce282"/>
          <table:table-cell table:style-name="ce260"/>
          <table:table-cell table:style-name="ce307"/>
          <table:table-cell table:style-name="ce316"/>
          <table:table-cell table:style-name="ce307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/>
          <table:table-cell table:style-name="ce24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47"/>
          <table:table-cell table:style-name="ce247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316"/>
          <table:table-cell table:style-name="ce283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9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/>
          <table:table-cell table:style-name="ce285"/>
          <table:table-cell/>
          <table:table-cell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12" table:default-cell-style-name="ce251"/>
        <table:table-column table:style-name="co23" table:default-cell-style-name="ce251"/>
        <table:table-column table:style-name="co24" table:default-cell-style-name="ce250"/>
        <table:table-column table:style-name="co25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default-cell-style-name="ce251"/>
        <table:table-column table:style-name="co28" table:default-cell-style-name="ce251"/>
        <table:table-column table:style-name="co29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126" office:value-type="string" calcext:value-type="string" table:number-columns-spanned="9" table:number-rows-spanned="1">
            <text:p>Crypto Investment Expenses</text:p>
          </table:table-cell>
          <table:covered-table-cell table:style-name="ce128"/>
          <table:covered-table-cell table:style-name="ce255"/>
          <table:covered-table-cell table:style-name="Default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340"/>
          <table:table-cell table:style-name="ce130"/>
          <table:table-cell table:style-name="ce343"/>
          <table:table-cell table:style-name="ce294"/>
          <table:table-cell table:style-name="ce276"/>
          <table:table-cell table:style-name="ce292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340" office:value-type="string" calcext:value-type="string">
            <text:p>(b)</text:p>
          </table:table-cell>
          <table:table-cell table:style-name="ce130" office:value-type="string" calcext:value-type="string">
            <text:p>(c) </text:p>
          </table:table-cell>
          <table:table-cell table:style-name="ce340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346"/>
          <table:table-cell table:style-name="ce346"/>
          <table:table-cell table:style-name="ce268" office:value-type="string" calcext:value-type="string">
            <text:p>(h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341" office:value-type="string" calcext:value-type="string">
            <text:p>Date acquired</text:p>
          </table:table-cell>
          <table:table-cell table:style-name="ce233" office:value-type="string" calcext:value-type="string">
            <text:p>Date transacted</text:p>
          </table:table-cell>
          <table:table-cell table:style-name="ce344" office:value-type="string" calcext:value-type="string">
            <text:p>Proceeds (price at</text:p>
          </table:table-cell>
          <table:table-cell table:style-name="ce287" office:value-type="string" calcext:value-type="string">
            <text:p>Cost or other basis.</text:p>
          </table:table-cell>
          <table:table-cell table:style-name="ce343" office:value-type="string" calcext:value-type="string">
            <text:p>(f)</text:p>
          </table:table-cell>
          <table:table-cell table:style-name="ce347" office:value-type="string" calcext:value-type="string">
            <text:p>(g)</text:p>
          </table:table-cell>
          <table:table-cell table:style-name="ce269" office:value-type="string" calcext:value-type="string">
            <text:p>Gain or (loss) </text:p>
          </table:table-cell>
          <table:table-cell table:style-name="ce305" office:value-type="string" calcext:value-type="string">
            <text:p>Transaction</text:p>
          </table:table-cell>
          <table:table-cell table:style-name="ce348" office:value-type="string" calcext:value-type="string">
            <text:p>Acquired lot fraction</text:p>
          </table:table-cell>
          <table:table-cell table:style-name="ce326" office:value-type="string" calcext:value-type="string">
            <text:p>Transaction fee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transacted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342" office:value-type="string" calcext:value-type="string">
            <text:p>(Mo., day, yr.)</text:p>
          </table:table-cell>
          <table:table-cell table:style-name="ce236" office:value-type="string" calcext:value-type="string">
            <text:p>(Mo., day, yr.)</text:p>
          </table:table-cell>
          <table:table-cell table:style-name="ce345" office:value-type="string" calcext:value-type="string">
            <text:p>time of transacton)</text:p>
          </table:table-cell>
          <table:table-cell table:style-name="ce288"/>
          <table:table-cell table:style-name="ce345"/>
          <table:table-cell table:style-name="ce288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49"/>
          <table:table-cell table:style-name="ce327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82000000 of 3.00000000 B4</text:p>
          </table:table-cell>
          <table:table-cell table:style-name="taxable_event_note_default" office:value-type="string">
            <text:p>1/1: 0.82000000 of 0.8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9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10374.0" office:value-type="float"/>
          <table:table-cell table:style-name="acquired_lot_note_fiat" office:value="12861.33333333333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487.333333333333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91000000 of 3.00000000 B4</text:p>
          </table:table-cell>
          <table:table-cell table:style-name="taxable_event_note_default" office:value-type="string">
            <text:p>1/1: 0.91000000 of 0.9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18:33:14.3420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4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91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1"/>
          <table:table-cell table:style-name="ce241"/>
          <table:table-cell table:style-name="ce260"/>
          <table:table-cell table:style-name="ce241"/>
          <table:table-cell table:style-name="ce260"/>
          <table:table-cell table:style-name="ce260"/>
          <table:table-cell table:style-name="ce282"/>
          <table:table-cell table:style-name="ce282"/>
          <table:table-cell table:style-name="ce260"/>
          <table:table-cell table:style-name="ce307"/>
          <table:table-cell table:style-name="ce316"/>
          <table:table-cell table:style-name="ce307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/>
          <table:table-cell table:style-name="ce24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47"/>
          <table:table-cell table:style-name="ce247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316"/>
          <table:table-cell table:style-name="ce283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9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/>
          <table:table-cell table:style-name="ce285"/>
          <table:table-cell/>
          <table:table-cell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9T10:04:15.419963</dc:date>
    <meta:editing-duration>P1DT10H4M5S</meta:editing-duration>
    <meta:editing-cycles>101</meta:editing-cycles>
    <meta:generator>http://pypi.python.org/pypi/ezodf/0.1.0$Python3.10.1 (main, Dec  6 2021, 22:18:13) [Clang 13.0.0 (clang-1300.0.29.3)]</meta:generator>
    <meta:document-statistic meta:table-count="14" meta:cell-count="525" meta:object-count="0"/>
  </office:meta>
</office:document-meta>
</file>